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eDeepStubbed.ToBeDeepStubb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BeDeepStubbed.get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sWronglyReportsSerializationProblemsTest.should_not_raise_a_mockito_exception_about_serialization_when_accessing_deep_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SerializableShouldBeMocked.NotSerializableShouldBeMocked( String mandatory_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